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width="0.035cm" svg:stroke-color="#000000" draw:marker-start="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19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322cm"/>
    </style:style>
    <style:style style:name="gr6" style:family="graphic" style:parent-style-name="standard">
      <style:graphic-properties draw:stroke="solid" svg:stroke-width="0.035cm" svg:stroke-color="#000000" draw:marker-start-width="0.252cm" draw:marker-end="Arrow" draw:marker-end-width="0.252cm" draw:stroke-linejoin="bevel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color="#000000" draw:marker-start="" draw:marker-end="Arrow" draw:textarea-vertical-align="middle"/>
    </style:style>
    <style:style style:name="gr8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1.551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2" draw:id="id2" draw:layer="layout" svg:width="4.191cm" svg:height="2.286cm" svg:x="2.778cm" svg:y="9.382cm">
          <text:p text:style-name="P1">Environment</text:p>
        </draw:rect>
        <draw:ellipse draw:style-name="gr1" draw:text-style-name="P1" xml:id="id1" draw:id="id1" draw:layer="layout" svg:width="4.191cm" svg:height="1.905cm" svg:x="2.778cm" svg:y="2.524cm">
          <text:p text:style-name="P1">Event List</text:p>
        </draw:ellipse>
        <draw:rect draw:style-name="gr1" draw:text-style-name="P1" xml:id="id6" draw:id="id6" draw:layer="layout" svg:width="4.699cm" svg:height="2.286cm" svg:x="20.177cm" svg:y="3.159cm">
          <text:p text:style-name="P1">PLEXIL </text:p>
          <text:p text:style-name="P1">Executive</text:p>
        </draw:rect>
        <draw:rect draw:style-name="gr1" draw:text-style-name="P1" draw:layer="layout" svg:width="4.572cm" svg:height="2.286cm" svg:x="12.557cm" svg:y="9.382cm">
          <text:p text:style-name="P1">App Model</text:p>
        </draw:rect>
        <draw:connector draw:style-name="gr2" draw:text-style-name="P1" draw:layer="layout" svg:x1="4.873cm" svg:y1="4.429cm" svg:x2="4.873cm" svg:y2="9.382cm" draw:start-shape="id1" draw:start-glue-point="2" draw:end-shape="id2" draw:end-glue-point="0" svg:d="M4873 4429v4953" svg:viewBox="0 0 1 4954">
          <text:p/>
        </draw:connector>
        <draw:line draw:name="D" draw:style-name="gr3" draw:text-style-name="P1" draw:layer="layout" svg:x1="6.969cm" svg:y1="11.033cm" svg:x2="12.557cm" svg:y2="11.033cm">
          <svg:desc>ASd</svg:desc>
          <text:p/>
        </draw:line>
        <draw:line draw:style-name="gr3" draw:text-style-name="P1" draw:layer="layout" svg:x1="12.557cm" svg:y1="10.271cm" svg:x2="6.969cm" svg:y2="10.271cm">
          <text:p/>
        </draw:line>
        <draw:frame draw:style-name="gr4" draw:layer="layout" svg:width="4.693cm" svg:height="1.675cm" svg:x="7.604cm" svg:y="8.747cm">
          <draw:text-box>
            <text:p>System </text:p>
            <text:p>Output</text:p>
          </draw:text-box>
        </draw:frame>
        <draw:frame draw:style-name="gr5" draw:layer="layout" svg:width="2.822cm" svg:height="1.675cm" svg:x="7.604cm" svg:y="11.009cm">
          <draw:text-box>
            <text:p>External</text:p>
            <text:p>Events</text:p>
          </draw:text-box>
        </draw:frame>
        <draw:ellipse draw:style-name="gr1" draw:text-style-name="P1" xml:id="id3" draw:id="id3" draw:layer="layout" svg:width="4.477cm" svg:height="2.413cm" svg:x="28.559cm" svg:y="15.732cm">
          <text:p text:style-name="P1">Schedule</text:p>
          <text:p text:style-name="P1">Table</text:p>
        </draw:ellipse>
        <draw:rect draw:style-name="gr1" draw:text-style-name="P1" xml:id="id4" draw:id="id4" draw:layer="layout" svg:width="4.191cm" svg:height="2.159cm" svg:x="20.431cm" svg:y="15.859cm">
          <text:p text:style-name="P1">Scheduler</text:p>
        </draw:rect>
        <draw:connector draw:style-name="gr6" draw:text-style-name="P1" draw:layer="layout" svg:x1="28.559cm" svg:y1="16.938cm" svg:x2="24.622cm" svg:y2="16.938cm" draw:start-shape="id3" draw:start-glue-point="3" draw:end-shape="id4" draw:end-glue-point="1" svg:d="M28559 16938h-3937" svg:viewBox="0 0 3938 1">
          <text:p/>
        </draw:connector>
        <draw:ellipse draw:style-name="gr1" draw:text-style-name="P1" draw:layer="layout" svg:width="5.842cm" svg:height="3.556cm" svg:x="19.542cm" svg:y="8.747cm">
          <text:p text:style-name="P1">cFE Software Bus</text:p>
        </draw:ellipse>
        <draw:ellipse draw:style-name="gr1" draw:text-style-name="P1" xml:id="id5" draw:id="id5" draw:layer="layout" svg:width="3.778cm" svg:height="2.032cm" svg:x="28.559cm" svg:y="3.286cm">
          <text:p text:style-name="P1">PLEXIL</text:p>
          <text:p text:style-name="P1">Plan</text:p>
        </draw:ellipse>
        <draw:ellipse draw:style-name="gr1" draw:text-style-name="P1" draw:layer="layout" svg:width="4.191cm" svg:height="2.032cm" svg:x="12.811cm" svg:y="3.159cm">
          <text:p text:style-name="P1">Apps</text:p>
        </draw:ellipse>
        <draw:connector draw:style-name="gr7" draw:text-style-name="P1" draw:layer="layout" svg:x1="28.559cm" svg:y1="4.302cm" svg:x2="24.876cm" svg:y2="4.302cm" draw:start-shape="id5" draw:start-glue-point="3" draw:end-shape="id6" draw:end-glue-point="1" svg:d="M28559 4302h-3683" svg:viewBox="0 0 3684 1">
          <text:p/>
        </draw:connector>
        <draw:line draw:style-name="gr3" draw:text-style-name="P1" draw:layer="measurelines" svg:x1="29.575cm" svg:y1="10.525cm" svg:x2="25.384cm" svg:y2="10.525cm">
          <text:p/>
        </draw:line>
        <draw:line draw:style-name="gr3" draw:text-style-name="P1" draw:layer="measurelines" svg:x1="19.669cm" svg:y1="9.89cm" svg:x2="17.129cm" svg:y2="9.89cm">
          <text:p/>
        </draw:line>
        <draw:line draw:style-name="gr3" draw:text-style-name="P1" draw:layer="measurelines" svg:x1="19.542cm" svg:y1="10.525cm" svg:x2="17.129cm" svg:y2="10.525cm">
          <text:p/>
        </draw:line>
        <draw:line draw:style-name="gr3" draw:text-style-name="P1" draw:layer="measurelines" svg:x1="17.129cm" svg:y1="11.16cm" svg:x2="19.669cm" svg:y2="11.16cm">
          <text:p/>
        </draw:line>
        <draw:ellipse draw:style-name="gr1" draw:text-style-name="P1" draw:layer="measurelines" svg:width="4.477cm" svg:height="2.413cm" svg:x="28.559cm" svg:y="9.255cm">
          <text:p text:style-name="P1">Subscriber</text:p>
          <text:p text:style-name="P1">Table</text:p>
        </draw:ellipse>
        <draw:rect draw:style-name="gr8" draw:text-style-name="P1" draw:layer="measurelines" svg:width="23.876cm" svg:height="18.288cm" svg:x="10.906cm" svg:y="1.381cm">
          <text:p/>
        </draw:rect>
        <draw:frame draw:style-name="gr9" draw:text-style-name="P2" draw:layer="measurelines" svg:width="2.051cm" svg:height="1.136cm" svg:x="11.141cm" svg:y="1.515cm">
          <draw:text-box>
            <text:p><text:span text:style-name="T1">CFS</text:span></text:p>
          </draw:text-box>
        </draw:frame>
        <draw:line draw:style-name="gr3" draw:text-style-name="P1" draw:layer="layout" svg:x1="14.97cm" svg:y1="5.191cm" svg:x2="14.97cm" svg:y2="9.382cm">
          <text:p/>
        </draw:line>
        <draw:line draw:style-name="gr3" draw:text-style-name="P1" draw:layer="layout" svg:x1="22.463cm" svg:y1="12.303cm" svg:x2="22.463cm" svg:y2="15.859cm">
          <text:p/>
        </draw:line>
        <draw:line draw:style-name="gr3" draw:text-style-name="P1" draw:layer="layout" svg:x1="23.098cm" svg:y1="12.303cm" svg:x2="23.098cm" svg:y2="15.859cm">
          <text:p/>
        </draw:line>
        <draw:line draw:style-name="gr3" draw:text-style-name="P1" draw:layer="layout" svg:x1="21.828cm" svg:y1="15.859cm" svg:x2="21.828cm" svg:y2="12.303cm">
          <text:p/>
        </draw:line>
        <draw:line draw:style-name="gr3" draw:text-style-name="P1" draw:layer="layout" svg:x1="22.463cm" svg:y1="8.747cm" svg:x2="22.463cm" svg:y2="5.445cm">
          <text:p/>
        </draw:line>
        <draw:line draw:style-name="gr3" draw:text-style-name="P1" draw:layer="layout" svg:x1="23.098cm" svg:y1="8.747cm" svg:x2="23.098cm" svg:y2="5.445cm">
          <text:p/>
        </draw:line>
        <draw:line draw:style-name="gr3" draw:text-style-name="P1" draw:layer="layout" svg:x1="21.828cm" svg:y1="5.445cm" svg:x2="21.828cm" svg:y2="8.74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7T12:13:26.32</meta:creation-date>
    <dc:date>2017-10-17T14:09:27.247938097</dc:date>
    <meta:editing-duration>PT1H31M5S</meta:editing-duration>
    <meta:editing-cycles>10</meta:editing-cycles>
    <meta:generator>LibreOffice/4.3.3.2$Linux_X86_64 LibreOffice_project/430m0$Build-2</meta:generator>
    <dc:creator>Charles Hartsell</dc:creator>
    <meta:document-statistic meta:object-count="30"/>
  </office:meta>
</office:document-meta>
</file>